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2" style:family="paragraph" style:parent-style-name="Standard" style:list-style-name="L12">
      <style:paragraph-properties fo:text-align="start" style:justify-single-word="false" fo:orphans="2" fo:widows="2"/>
      <style:text-properties officeooo:paragraph-rsid="001cc0c7"/>
    </style:style>
    <style:style style:name="P3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</style:style>
    <style:style style:name="P4" style:family="paragraph" style:parent-style-name="Standard">
      <style:paragraph-properties fo:text-align="center" style:justify-single-word="false" fo:orphans="2" fo:widows="2"/>
      <style:text-properties officeooo:paragraph-rsid="001cc0c7"/>
    </style:style>
    <style:style style:name="P5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officeooo:rsid="001cc0c7" officeooo:paragraph-rsid="001cc0c7"/>
    </style:style>
    <style:style style:name="P6" style:family="paragraph" style:parent-style-name="Standard">
      <style:paragraph-properties fo:text-align="center" style:justify-single-word="false" fo:orphans="2" fo:widows="2"/>
      <style:text-properties fo:color="#c9211e" loext:opacity="100%" officeooo:paragraph-rsid="001cc0c7"/>
    </style:style>
    <style:style style:name="P7" style:family="paragraph" style:parent-style-name="Text_20_body">
      <style:paragraph-properties fo:text-align="center" style:justify-single-word="false" fo:padding="0.0193in" fo:border="0.06pt solid #d9d9e3"/>
    </style:style>
    <style:style style:name="P8" style:family="paragraph" style:parent-style-name="Text_20_body" style:list-style-name="L2">
      <style:paragraph-properties fo:margin-top="0in" fo:margin-bottom="0in" style:contextual-spacing="false" fo:padding="0.0193in" fo:border="0.06pt solid #d9d9e3"/>
    </style:style>
    <style:style style:name="P9" style:family="paragraph" style:parent-style-name="Text_20_body" style:list-style-name="L2">
      <style:paragraph-properties fo:padding="0.0193in" fo:border="0.06pt solid #d9d9e3"/>
    </style:style>
    <style:style style:name="P10" style:family="paragraph" style:parent-style-name="Text_20_body" style:list-style-name="L3">
      <style:paragraph-properties fo:margin-top="0in" fo:margin-bottom="0in" style:contextual-spacing="false" fo:padding="0.0193in" fo:border="0.06pt solid #d9d9e3"/>
    </style:style>
    <style:style style:name="P11" style:family="paragraph" style:parent-style-name="Text_20_body" style:list-style-name="L3">
      <style:paragraph-properties fo:padding="0.0193in" fo:border="0.06pt solid #d9d9e3"/>
    </style:style>
    <style:style style:name="P12" style:family="paragraph" style:parent-style-name="Text_20_body" style:list-style-name="L4">
      <style:paragraph-properties fo:margin-top="0in" fo:margin-bottom="0in" style:contextual-spacing="false" fo:padding="0.0193in" fo:border="0.06pt solid #d9d9e3"/>
    </style:style>
    <style:style style:name="P13" style:family="paragraph" style:parent-style-name="Text_20_body" style:list-style-name="L6">
      <style:paragraph-properties fo:text-align="start" style:justify-single-word="false" fo:orphans="2" fo:widows="2"/>
    </style:style>
    <style:style style:name="P14" style:family="paragraph" style:parent-style-name="Text_20_body" style:list-style-name="L8">
      <style:paragraph-properties fo:text-align="start" style:justify-single-word="false" fo:orphans="2" fo:widows="2"/>
    </style:style>
    <style:style style:name="P15" style:family="paragraph" style:parent-style-name="Text_20_body" style:list-style-name="L6">
      <style:paragraph-properties fo:padding="0.0193in" fo:border="0.06pt solid #d9d9e3"/>
    </style:style>
    <style:style style:name="P16" style:family="paragraph" style:parent-style-name="Text_20_body" style:list-style-name="L6">
      <style:paragraph-properties fo:margin-top="0in" fo:margin-bottom="0in" style:contextual-spacing="false" fo:padding="0.0193in" fo:border="0.06pt solid #d9d9e3"/>
    </style:style>
    <style:style style:name="P17" style:family="paragraph" style:parent-style-name="Text_20_body" style:list-style-name="L8">
      <style:paragraph-properties fo:padding="0.0193in" fo:border="0.06pt solid #d9d9e3"/>
    </style:style>
    <style:style style:name="P18" style:family="paragraph" style:parent-style-name="Text_20_body" style:list-style-name="L8">
      <style:paragraph-properties fo:margin-top="0in" fo:margin-bottom="0in" style:contextual-spacing="false" fo:padding="0.0193in" fo:border="0.06pt solid #d9d9e3"/>
    </style:style>
    <style:style style:name="P19" style:family="paragraph" style:parent-style-name="Text_20_body" style:list-style-name="L12">
      <style:paragraph-properties fo:padding="0.0193in" fo:border="0.06pt solid #d9d9e3"/>
    </style:style>
    <style:style style:name="P20" style:family="paragraph" style:parent-style-name="Text_20_body" style:list-style-name="L12">
      <style:paragraph-properties fo:margin-top="0in" fo:margin-bottom="0in" style:contextual-spacing="false" fo:padding="0.0193in" fo:border="0.06pt solid #d9d9e3"/>
    </style:style>
    <style:style style:name="T1" style:family="text">
      <style:text-properties fo:font-variant="normal" fo:text-transform="none" fo:color="#d1d5db" loext:opacity="100%" style:font-name="S hne" fo:font-size="12pt" fo:letter-spacing="normal" fo:font-style="normal" fo:font-weight="normal"/>
    </style:style>
    <style:style style:name="T2" style:family="text">
      <style:text-properties fo:font-variant="normal" fo:text-transform="none" fo:color="#d1d5db" loext:opacity="100%" style:font-name="S hne" fo:font-size="12pt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d1d5db" loext:opacity="100%" style:font-name="S hne" fo:font-size="12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c9211e" loext:opacity="100%" style:font-name="S hne" fo:font-size="12pt" fo:letter-spacing="normal" fo:font-style="normal" fo:font-weight="normal"/>
    </style:style>
    <style:style style:name="T5" style:family="text">
      <style:text-properties fo:font-variant="normal" fo:text-transform="none" fo:color="#c9211e" loext:opacity="100%" style:font-name="S hne" fo:font-size="12pt" fo:letter-spacing="normal" fo:font-style="normal" fo:font-weight="normal" style:font-weight-asian="normal" style:font-weight-complex="normal"/>
    </style:style>
    <style:style style:name="T6" style:family="text">
      <style:text-properties officeooo:rsid="001cc0c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5">Cybersecurity</text:span> </text:p>
      <text:list xml:id="list4253268737" text:style-name="L2">
        <text:list-item>
          <text:p text:style-name="P8">"The Top Cybersecurity Threats Facing Businesses Today"</text:p>
        </text:list-item>
        <text:list-item>
          <text:p text:style-name="P8">"How to Protect Your Personal Data Online: Tips and Best Practices"</text:p>
        </text:list-item>
        <text:list-item>
          <text:p text:style-name="P8">"The Role of AI and Machine Learning in Enhancing Cybersecurity"</text:p>
        </text:list-item>
        <text:list-item>
          <text:p text:style-name="P8">"Cybersecurity in the Age of Remote Work: Risks and Solutions"</text:p>
        </text:list-item>
        <text:list-item>
          <text:p text:style-name="P9">"Exploring the Dark Web: Understanding the Hidden World of Cybercrime"</text:p>
        </text:list-item>
      </text:list>
      <text:p text:style-name="P3"><text:span text:style-name="T4">Artificial Intelligence and Machine Learning</text:span> </text:p>
      <text:list xml:id="list1996171990" text:style-name="L3">
        <text:list-item>
          <text:p text:style-name="P10">"The Latest Developments in Machine Learning: Applications and Advancements"</text:p>
        </text:list-item>
        <text:list-item>
          <text:p text:style-name="P10">"Artificial Intelligence in Healthcare: Revolutionizing Diagnosis and Treatment"</text:p>
        </text:list-item>
        <text:list-item>
          <text:p text:style-name="P10">"How Natural Language Processing is Transforming Customer Service and Support"</text:p>
        </text:list-item>
        <text:list-item>
          <text:p text:style-name="P10">"The Ethics of Artificial Intelligence: Navigating the Intersection of Technology and Society"</text:p>
        </text:list-item>
        <text:list-item>
          <text:p text:style-name="P11">"The Future of Autonomous Driving: How Machine Learning is Driving the Industry Forward"</text:p>
        </text:list-item>
      </text:list>
      <text:p text:style-name="P3"><text:span text:style-name="T4">Blockchain Technology</text:span> </text:p>
      <text:list xml:id="list3601919951" text:style-name="L6">
        <text:list-item>
          <text:p text:style-name="P13">"Understanding Blockchain: How it Works and its Applications Beyond Cryptocurrency"</text:p>
        </text:list-item>
        <text:list-item>
          <text:p text:style-name="P16">"The Benefits of Blockchain Technology for Supply Chain Management"</text:p>
        </text:list-item>
        <text:list-item>
          <text:p text:style-name="P16">"Blockchain and the Future of Digital Identity Verification"</text:p>
        </text:list-item>
        <text:list-item>
          <text:p text:style-name="P16">"Exploring the Potential of Blockchain in Real Estate Transactions"</text:p>
        </text:list-item>
        <text:list-item>
          <text:p text:style-name="P15">"The Role of Blockchain in Ensuring Data Privacy and Security"</text:p>
        </text:list-item>
      </text:list>
      <text:p text:style-name="P1"/>
      <text:p text:style-name="P3"><text:span text:style-name="T4">Quantum Computing</text:span> </text:p>
      <text:list xml:id="list3806523177" text:style-name="L8">
        <text:list-item>
          <text:p text:style-name="P14">"Quantum Computing 101: Understanding the Basics"</text:p>
        </text:list-item>
        <text:list-item>
          <text:p text:style-name="P18">"The Potential of Quantum Computing in Drug Discovery and Medical Research"</text:p>
        </text:list-item>
        <text:list-item>
          <text:p text:style-name="P18">"Quantum Cryptography: Enhancing Security in a Digital World"</text:p>
        </text:list-item>
        <text:list-item>
          <text:p text:style-name="P18">"The Environmental Impact of Quantum Computing: Pros and Cons"</text:p>
        </text:list-item>
        <text:list-item>
          <text:p text:style-name="P17">"Quantum Computing and Finance: The Future of Trading and Investing"</text:p>
        </text:list-item>
      </text:list>
      <text:p text:style-name="P1"/>
      <text:p text:style-name="P4"/>
      <text:p text:style-name="P6"><text:span text:style-name="T6">Web developing</text:span></text:p>
      <text:p text:style-name="P4"/>
      <text:list xml:id="list1866613089" text:style-name="L12">
        <text:list-item>
          <text:p text:style-name="P2">"The Essential Tools Every Web Developer Needs"</text:p>
        </text:list-item>
        <text:list-item>
          <text:p text:style-name="P20">"10 Tips for Writing Clean and Efficient Code"</text:p>
        </text:list-item>
        <text:list-item>
          <text:p text:style-name="P20">"Exploring the Latest Trends in Web Design"</text:p>
        </text:list-item>
        <text:list-item>
          <text:p text:style-name="P20">"Mastering Responsive Design for a Mobile-First World"</text:p>
        </text:list-item>
        <text:list-item>
          <text:p text:style-name="P19">"How to Build and Launch Your First Website: A Step-by-Step Guide"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7T14:47:28.371000000</meta:creation-date>
    <dc:date>2023-04-27T15:04:08.278000000</dc:date>
    <meta:editing-duration>PT16M41S</meta:editing-duration>
    <meta:editing-cycles>1</meta:editing-cycles>
    <meta:document-statistic meta:table-count="0" meta:image-count="0" meta:object-count="0" meta:page-count="1" meta:paragraph-count="30" meta:word-count="267" meta:character-count="1807" meta:non-whitespace-character-count="1591"/>
    <meta:generator>LibreOffice/7.5.2.2$Windows_X86_64 LibreOffice_project/53bb9681a964705cf672590721dbc85eb4d0c3a2</meta:generator>
  </office:meta>
</office:document-meta>
</file>